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adornments="Normal" style:font-pitch="fixed"/>
    <style:font-face style:name="Source Code Pro Light" svg:font-family="'Source Code Pro Light'" style:font-pitch="fixed"/>
    <style:font-face style:name="Source Code Pro Light1" svg:font-family="'Source Code Pro Light'" style:font-adornments="Regular" style:font-pitch="fixed"/>
  </office:font-face-decls>
  <office:automatic-styles>
    <style:style style:name="Tiempos" style:family="table">
      <style:table-properties style:width="17cm" table:align="margins" fo:keep-with-next="always" style:may-break-between-rows="true" table:border-model="collapsing"/>
    </style:style>
    <style:style style:name="Tiempos.A" style:family="table-column">
      <style:table-column-properties style:column-width="1.101cm" style:rel-column-width="4242*"/>
    </style:style>
    <style:style style:name="Tiempos.B" style:family="table-column">
      <style:table-column-properties style:column-width="13.234cm" style:rel-column-width="51017*"/>
    </style:style>
    <style:style style:name="Tiempos.C" style:family="table-column">
      <style:table-column-properties style:column-width="2.665cm" style:rel-column-width="10276*"/>
    </style:style>
    <style:style style:name="Tiempos.1" style:family="table-row">
      <style:table-row-properties fo:keep-together="auto"/>
    </style:style>
    <style:style style:name="Tiempo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iempos.C1" style:family="table-cell">
      <style:table-cell-properties fo:background-color="transparent" fo:padding="0.097cm" fo:border="0.5pt solid #000000" style:writing-mode="page">
        <style:background-image/>
      </style:table-cell-properties>
    </style:style>
    <style:style style:name="Tiempo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iempos.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Title">
      <style:text-properties officeooo:rsid="00081d01" officeooo:paragraph-rsid="00081d01"/>
    </style:style>
    <style:style style:name="P2" style:family="paragraph" style:parent-style-name="Subtitle">
      <style:text-properties officeooo:rsid="00081d01" officeooo:paragraph-rsid="00081d01"/>
    </style:style>
    <style:style style:name="P3" style:family="paragraph" style:parent-style-name="Heading_20_1">
      <style:text-properties officeooo:rsid="00081d01" officeooo:paragraph-rsid="00081d01"/>
    </style:style>
    <style:style style:name="P4" style:family="paragraph" style:parent-style-name="Text_20_body">
      <style:text-properties officeooo:rsid="000d5482" officeooo:paragraph-rsid="000d5482"/>
    </style:style>
    <style:style style:name="P5" style:family="paragraph" style:parent-style-name="Heading_20_2">
      <style:text-properties officeooo:paragraph-rsid="000d5482"/>
    </style:style>
    <style:style style:name="P6" style:family="paragraph" style:parent-style-name="Text_20_body">
      <style:text-properties officeooo:rsid="000d5482" officeooo:paragraph-rsid="000ef75c"/>
    </style:style>
    <style:style style:name="P7" style:family="paragraph" style:parent-style-name="Heading_20_1">
      <style:text-properties officeooo:rsid="000b7481" officeooo:paragraph-rsid="000b7481"/>
    </style:style>
    <style:style style:name="P8" style:family="paragraph" style:parent-style-name="Text_20_body">
      <style:text-properties officeooo:paragraph-rsid="00089d2c"/>
    </style:style>
    <style:style style:name="P9" style:family="paragraph" style:parent-style-name="Text_20_body">
      <style:text-properties officeooo:rsid="0009bdee" officeooo:paragraph-rsid="0009bdee"/>
    </style:style>
    <style:style style:name="P10" style:family="paragraph" style:parent-style-name="Text_20_body" style:list-style-name="L1">
      <style:text-properties officeooo:paragraph-rsid="00089d2c"/>
    </style:style>
    <style:style style:name="P11" style:family="paragraph" style:parent-style-name="Text_20_body" style:list-style-name="L1">
      <style:text-properties officeooo:rsid="0009bdee" officeooo:paragraph-rsid="0009bdee"/>
    </style:style>
    <style:style style:name="P12" style:family="paragraph" style:parent-style-name="Heading_20_3">
      <style:text-properties officeooo:paragraph-rsid="000a9934"/>
    </style:style>
    <style:style style:name="P13" style:family="paragraph" style:parent-style-name="Text_20_body" style:list-style-name="L2">
      <style:text-properties officeooo:paragraph-rsid="00089d2c"/>
    </style:style>
    <style:style style:name="P14" style:family="paragraph" style:parent-style-name="Text_20_body" style:list-style-name="L2">
      <style:text-properties officeooo:paragraph-rsid="000a9934"/>
    </style:style>
    <style:style style:name="P15" style:family="paragraph" style:parent-style-name="Text_20_body" style:list-style-name="L3">
      <style:text-properties officeooo:paragraph-rsid="000a9934"/>
    </style:style>
    <style:style style:name="P16" style:family="paragraph" style:parent-style-name="Text_20_body" style:list-style-name="L3">
      <style:text-properties officeooo:paragraph-rsid="00089d2c"/>
    </style:style>
    <style:style style:name="P17" style:family="paragraph" style:parent-style-name="Text_20_body" style:list-style-name="L4">
      <style:text-properties officeooo:paragraph-rsid="000b7481"/>
    </style:style>
    <style:style style:name="P18" style:family="paragraph" style:parent-style-name="Text_20_body" style:list-style-name="L5">
      <style:text-properties officeooo:paragraph-rsid="000b7481"/>
    </style:style>
    <style:style style:name="P19" style:family="paragraph" style:parent-style-name="Text_20_body" style:list-style-name="L5">
      <style:text-properties officeooo:paragraph-rsid="00089d2c"/>
    </style:style>
    <style:style style:name="P20" style:family="paragraph" style:parent-style-name="Heading_20_1">
      <style:text-properties officeooo:rsid="00089d2c" officeooo:paragraph-rsid="00089d2c"/>
    </style:style>
    <style:style style:name="P21" style:family="paragraph" style:parent-style-name="Text_20_body">
      <style:text-properties officeooo:rsid="000f6317" officeooo:paragraph-rsid="000f6317"/>
    </style:style>
    <style:style style:name="P22" style:family="paragraph" style:parent-style-name="Heading_20_2">
      <style:text-properties officeooo:rsid="00089d2c" officeooo:paragraph-rsid="00089d2c"/>
    </style:style>
    <style:style style:name="P23" style:family="paragraph" style:parent-style-name="Python">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3d7b7b" loext:opacity="100%" fo:language="zxx" fo:country="none" fo:font-style="italic" style:text-underline-style="none" fo:font-weight="normal" fo:background-color="transparent"/>
    </style:style>
    <style:style style:name="P24" style:family="paragraph" style:parent-style-name="Python">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style:use-window-font-color="true" loext:opacity="0%" fo:language="zxx" fo:country="none" fo:font-style="normal" style:text-underline-style="none" fo:font-weight="normal" fo:background-color="transparent"/>
    </style:style>
    <style:style style:name="P25" style:family="paragraph" style:parent-style-name="Python">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bbbbbb" loext:opacity="100%" fo:language="zxx" fo:country="none" fo:font-style="normal" style:text-underline-style="none" fo:font-weight="normal" fo:background-color="transparent"/>
    </style:style>
    <style:style style:name="P26" style:family="paragraph" style:parent-style-name="Text_20_body">
      <style:text-properties officeooo:rsid="0010da24" officeooo:paragraph-rsid="0010da24"/>
    </style:style>
    <style:style style:name="P27" style:family="paragraph" style:parent-style-name="Python">
      <loext:graphic-properties draw:fill="solid" draw:fill-color="#f8f8f8" draw:opacity="100%"/>
      <style:paragraph-properties ch2_options="{'Style': 'default', 'Language': 'Python', 'UseCharStyles': 0, 'LineNumberRatio': 100, 'LineNumberStart': 1, 'MasterCharStyle': '', 'ShowLineNumbers': 0, 'ColourizeBackground': 1, 'LineNumberSeparator': '  ', 'LineNumberPaddingSymbol': '', 'StoreOptionsWithSnippet': 1}" fo:background-color="#f8f8f8"/>
      <style:text-properties fo:color="#000000" loext:opacity="100%" fo:language="zxx" fo:country="none" fo:font-style="normal" style:text-underline-style="none" fo:font-weight="normal" fo:background-color="transparent"/>
    </style:style>
    <style:style style:name="P28" style:family="paragraph" style:parent-style-name="Text_20_body">
      <style:text-properties officeooo:rsid="00125b88" officeooo:paragraph-rsid="00125b88"/>
    </style:style>
    <style:style style:name="P29" style:family="paragraph" style:parent-style-name="Text_20_body">
      <style:text-properties officeooo:rsid="0013b333" officeooo:paragraph-rsid="0013b333"/>
    </style:style>
    <style:style style:name="P30" style:family="paragraph" style:parent-style-name="Heading_20_2">
      <style:text-properties officeooo:rsid="0008c905" officeooo:paragraph-rsid="0008c905"/>
    </style:style>
    <style:style style:name="P31" style:family="paragraph" style:parent-style-name="Heading_20_1">
      <style:text-properties officeooo:rsid="0013b333" officeooo:paragraph-rsid="0013b333"/>
    </style:style>
    <style:style style:name="P3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f276" officeooo:paragraph-rsid="0015f276"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b5e5" officeooo:paragraph-rsid="0015b5e5"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f276" officeooo:paragraph-rsid="0015f276"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b5e5" officeooo:paragraph-rsid="0015b5e5"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officeooo:rsid="0015b5e5" officeooo:paragraph-rsid="0015b5e5"/>
    </style:style>
    <style:style style:name="P38" style:family="paragraph" style:parent-style-name="Text_20_body">
      <style:text-properties officeooo:rsid="0015f276" officeooo:paragraph-rsid="0015f276"/>
    </style:style>
    <style:style style:name="P39" style:family="paragraph" style:parent-style-name="Heading_20_1">
      <style:text-properties officeooo:rsid="0015f276" officeooo:paragraph-rsid="0015f276"/>
    </style:style>
    <style:style style:name="P40" style:family="paragraph" style:parent-style-name="Heading_20_2">
      <style:paragraph-properties fo:break-before="page"/>
      <style:text-properties officeooo:rsid="0015f276" officeooo:paragraph-rsid="0015f276"/>
    </style:style>
    <style:style style:name="P41" style:family="paragraph" style:parent-style-name="Heading_20_2">
      <style:text-properties officeooo:paragraph-rsid="0015f276"/>
    </style:style>
    <style:style style:name="T1" style:family="text">
      <style:text-properties officeooo:rsid="0009bdee"/>
    </style:style>
    <style:style style:name="T2" style:family="text">
      <style:text-properties officeooo:rsid="000a9934"/>
    </style:style>
    <style:style style:name="T3" style:family="text">
      <style:text-properties style:font-name="Source Code Pro Light1"/>
    </style:style>
    <style:style style:name="T4" style:family="text">
      <style:text-properties officeooo:rsid="000b44cf"/>
    </style:style>
    <style:style style:name="T5" style:family="text">
      <style:text-properties style:font-name="Calibri" fo:font-size="12pt" style:font-size-asian="12pt" style:font-size-complex="12pt"/>
    </style:style>
    <style:style style:name="T6" style:family="text">
      <style:text-properties style:font-name="Calibri" fo:font-size="12pt" officeooo:rsid="000a9934" style:font-size-asian="12pt" style:font-size-complex="12pt"/>
    </style:style>
    <style:style style:name="T7" style:family="text">
      <style:text-properties style:font-name="Source Code Pro Light1" officeooo:rsid="000a9934"/>
    </style:style>
    <style:style style:name="T8" style:family="text">
      <style:text-properties officeooo:rsid="000b7481"/>
    </style:style>
    <style:style style:name="T9" style:family="text">
      <style:text-properties style:font-name="Source Code Pro Light1" officeooo:rsid="000b7481"/>
    </style:style>
    <style:style style:name="T10" style:family="text">
      <style:text-properties fo:color="#bbbbbb" loext:opacity="100%" fo:font-style="normal" style:text-underline-style="none" fo:font-weight="normal"/>
    </style:style>
    <style:style style:name="T11" style:family="text">
      <style:text-properties fo:color="#000000" loext:opacity="100%"/>
    </style:style>
    <style:style style:name="T12" style:family="text">
      <style:text-properties fo:color="#666666" loext:opacity="100%"/>
    </style:style>
    <style:style style:name="T13" style:family="text">
      <style:text-properties fo:color="#ba2121" loext:opacity="100%"/>
    </style:style>
    <style:style style:name="T14" style:family="text">
      <style:text-properties style:font-name="Source Code Pro Light" officeooo:rsid="001498a9"/>
    </style:style>
    <style:style style:name="T15" style:family="text">
      <style:text-properties style:font-name="Source Code Pro Light"/>
    </style:style>
    <style:style style:name="T16" style:family="text">
      <style:text-properties fo:color="#008000" loext:opacity="100%" fo:font-weight="bold"/>
    </style:style>
    <style:style style:name="T17" style:family="text">
      <style:text-properties fo:color="#0000ff" loext:opacity="100%"/>
    </style:style>
    <style:style style:name="T18" style:family="text">
      <style:text-properties officeooo:rsid="00125b88"/>
    </style:style>
    <style:style style:name="T19" style:family="text">
      <style:text-properties fo:color="#aa22ff" loext:opacity="100%"/>
    </style:style>
    <style:style style:name="T20" style:family="text">
      <style:text-properties fo:color="#aa22ff" loext:opacity="100%" fo:font-weight="bold"/>
    </style:style>
    <style:style style:name="T21" style:family="text">
      <style:text-properties fo:color="#008000" loext:opacity="100%"/>
    </style:style>
    <style:style style:name="T22" style:family="text">
      <style:text-properties style:font-name="Calibri"/>
    </style:style>
    <style:style style:name="T23" style:family="text">
      <style:text-properties fo:color="#a45a77" loext:opacity="100%" fo:font-weight="bold"/>
    </style:style>
    <style:style style:name="T24" style:family="text">
      <style:text-properties fo:color="#bbbbbb" loext:opacity="100%"/>
    </style:style>
    <style:style style:name="T25" style:family="text">
      <style:text-properties officeooo:rsid="0015b5e5"/>
    </style:style>
    <style:style style:name="T26" style:family="text">
      <style:text-properties officeooo:rsid="0017ad8a"/>
    </style:style>
    <style:style style:name="T27" style:family="text">
      <style:text-properties fo:color="#0000ff" loext:opacity="100%" fo:font-weight="bold"/>
    </style:style>
    <style:style style:name="T28" style:family="text">
      <style:text-properties officeooo:rsid="0015f27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ación de la Práctica 2 – BD NoSQL</text:p>
      <text:p text:style-name="P2">Lander Gallastegi Muñoa</text:p>
      <text:h text:style-name="P3" text:outline-level="1">BD NoSQL utilizada</text:h>
      <text:p text:style-name="P4">A continuación se describen varias herramientas de bases de datos NoSQL y se justifica la elección de MongoDB para esta práctica.</text:p>
      <text:h text:style-name="Heading_20_2" text:outline-level="2">Cassandra</text:h>
      <text:p text:style-name="P4">Apache Cassandra es una base de datos NoSQL orientada a columnas, diseñada para manejar grandes volúmenes de datos distribuidos en múltiples centros de datos. Su arquitectura está optimizada para ofrecer alta disponibilidad, ya que no tiene un solo punto de falla y permite la replicación automática de datos. Cassandra es especialmente eficiente en escrituras, siendo capaz de soportar altas tasas de inserción y actualización de datos. Aunque proporciona escalabilidad horizontal, su esquema es más rígido que el de otras bases de datos NoSQL, ya que requiere definir de antemano las columnas de las tablas. Esto limita la flexibilidad en comparación con MongoDB. Además, las capacidades de consulta de Cassandra son más limitadas, ya que no permite realizar búsquedas tan complejas como las que ofrece MongoDB o Neo4j, lo que puede ser una desventaja en ciertos casos de uso.</text:p>
      <text:h text:style-name="Heading_20_2" text:outline-level="2">Neo4j</text:h>
      <text:p text:style-name="P4">Neo4j es una base de datos NoSQL especializada en la gestión de grafos. Está diseñada para modelar y consultar relaciones complejas entre entidades, lo que la hace ideal para casos de uso como redes sociales, análisis de rutas y sistemas de recomendación. Utiliza un modelo de grafos que permite representar los datos como nodos, relaciones y propiedades. Su lenguaje de consulta, Cypher, facilita la ejecución de búsquedas rápidas y expresivas, optimizando el rendimiento en consultas de relaciones complejas. Aunque ofrece una solución potente para problemas específicos, Neo4j tiene una escalabilidad más limitada en comparación con MongoDB y Cassandra. Además, la modelación de datos en forma de grafos puede ser más compleja para usuarios acostumbrados a bases de datos tradicionales, lo que podría incrementar la curva de aprendizaje.</text:p>
      <text:h text:style-name="P5" text:outline-level="2">MongoDB</text:h>
      <text:p text:style-name="P4">MongoDB es una base de datos NoSQL orientada a documentos que almacena los datos en formato BSON, una representación binaria de JSON. Se destaca por su flexibilidad en la definición de esquemas, ya que permite que los documentos dentro de una misma colección tengan estructuras diferentes. Esta capacidad facilita la incorporación de nuevos campos o la modificación <text:soft-page-break/>de los existentes sin necesidad de redefinir el esquema completo. MongoDB soporta consultas complejas, agregaciones avanzadas y búsqueda de texto, lo que lo convierte en una opción robusta para manejar datos semiestructurados. Además, ofrece una escalabilidad horizontal eficiente mediante fragmentación, lo que permite distribuir los datos en múltiples servidores. Su arquitectura permite manejar grandes volúmenes de datos y proporciona replicación automática para garantizar la alta disponibilidad. Sin embargo, MongoDB consume más memoria que otras bases de datos debido al formato BSON, y aunque soporta transacciones ACID, estas no son tan avanzadas como en sistemas relacionales.</text:p>
      <text:p text:style-name="P6">Para esta práctica se ha utilizado MongoDB porque es la tecnología que más se adecúa a los requisitos. Guardar los datos en un formato JSON de forma desestructurada podría permitir agregar datos adicionales o hacer cambios en el futuro.</text:p>
      <text:p text:style-name="P6">Además, al utilizar JSON es posible agrupar datos en sub-objetos haciendo más facil la lectura de los mismos.</text:p>
      <text:h text:style-name="P7" text:outline-level="1">Datos extraidos del dataset</text:h>
      <text:p text:style-name="P8"><text:span text:style-name="T1">Se han elegido las siguientes categorías de información</text:span>: información personal, participación en partidos, rendimiento, pases y contribuciones defensivas. <text:span text:style-name="T1">Las categorías elegidas contienen la información suficiente para presentar un perfil lo suficientemente detallado de una jugadora.</text:span></text:p>
      <text:p text:style-name="P9">A continuación se listan los datos extraídos del dataset separados por categoría.</text:p>
      <text:h text:style-name="Heading_20_3" text:outline-level="3">Información Personal</text:h>
      <text:list text:style-name="L1">
        <text:list-item>
          <text:p text:style-name="P10">Nombre de la <text:span text:style-name="T2">j</text:span>ugadora (<text:span text:style-name="T3">Player</text:span>): Identificador esencial <text:span text:style-name="T1">para distinguir una jugadora de otra.</text:span></text:p>
        </text:list-item>
        <text:list-item>
          <text:p text:style-name="P10">Nacionalidad (<text:span text:style-name="T3">Nation</text:span>): Representa el país de origen de la jugadora, <text:span text:style-name="T1">relevante para hacer consultas por país.</text:span></text:p>
        </text:list-item>
        <text:list-item>
          <text:p text:style-name="P10">Posición (<text:span text:style-name="T3">Pos</text:span>): Categoriza a las jugadoras por su rol (e.g., delanteras, defensoras).</text:p>
        </text:list-item>
        <text:list-item>
          <text:p text:style-name="P10">Equipo (<text:span text:style-name="T3">Squad</text:span>): Indica el equipo al que pertenece, <text:span text:style-name="T1">utilizado una consulta después.</text:span></text:p>
        </text:list-item>
        <text:list-item>
          <text:p text:style-name="P10">Edad y <text:span text:style-name="T2">a</text:span>ño de <text:span text:style-name="T2">n</text:span>acimiento (<text:span text:style-name="T3">Age</text:span> <text:span text:style-name="T1">y</text:span> <text:span text:style-name="T3">Born</text:span>): Proporciona información sobre la <text:span text:style-name="T1">edad</text:span> y el potencial de la jugadora.</text:p>
        </text:list-item>
        <text:list-item>
          <text:p text:style-name="P11">Año de inicio (<text:span text:style-name="T3">Starting_Year</text:span>): El año en que la jugadora inició su carrera en el fútbol.</text:p>
        </text:list-item>
      </text:list>
      <text:h text:style-name="P12" text:outline-level="3"><text:span text:style-name="T4">Estadísticas</text:span><text:span text:style-name="T2"> de partidos</text:span></text:h>
      <text:list text:style-name="L2">
        <text:list-item>
          <text:p text:style-name="P13">Partidos <text:span text:style-name="T2">j</text:span>ugados <text:span text:style-name="T2">y minutos jugados </text:span>(<text:span text:style-name="T3">Matches_Played</text:span><text:span text:style-name="T5"> </text:span><text:span text:style-name="T6">y </text:span><text:span text:style-name="T7">Minutes_Played</text:span>): Reflejan la participación total y resistencia.</text:p>
        </text:list-item>
        <text:list-item>
          <text:p text:style-name="P13">Partidos como <text:span text:style-name="T2">t</text:span>itular (<text:span text:style-name="T3">Matches_Started</text:span>): Indica si la jugadora es titular habitual.</text:p>
        </text:list-item>
        <text:list-item>
          <text:p text:style-name="P14">Goles <text:span text:style-name="T2">y asistencias</text:span> (<text:span text:style-name="T3">Goals</text:span> <text:span text:style-name="T2">y </text:span><text:span text:style-name="T7">Assists</text:span>): <text:span text:style-name="T2">Evalúa el nivel de aportación en un partido.</text:span></text:p>
        </text:list-item>
      </text:list>
      <text:h text:style-name="Heading_20_3" text:outline-level="3"><text:soft-page-break/>Métricas de Rendimiento</text:h>
      <text:p text:style-name="P8"/>
      <text:list text:style-name="L3">
        <text:list-item>
          <text:p text:style-name="P15">Goles <text:span text:style-name="T2">e</text:span>sperados y <text:span text:style-name="T2">a</text:span>sistencias <text:span text:style-name="T2">e</text:span>speradas (<text:span text:style-name="T3">Expected_Goals</text:span> <text:span text:style-name="T2">y </text:span><text:span text:style-name="T3">Expected_Assists</text:span>): Miden la calidad de las oportunidades creadas o aprovechadas.</text:p>
        </text:list-item>
        <text:list-item>
          <text:p text:style-name="P16">Tiros y <text:span text:style-name="T2">t</text:span>iros a <text:span text:style-name="T2">p</text:span>uerta (<text:span text:style-name="T3">Shots</text:span> <text:span text:style-name="T4">y</text:span> <text:span text:style-name="T3">Shots_on_Target</text:span>): <text:span text:style-name="T4">Representan el ratio de tiros a frente a tiros a puerta.</text:span></text:p>
        </text:list-item>
        <text:list-item>
          <text:p text:style-name="P16">Regates <text:span text:style-name="T4">y regates intentados</text:span> (<text:span text:style-name="T3">Dribbles_Successful</text:span> <text:span text:style-name="T4">y</text:span> <text:span text:style-name="T3">Dribbles_Attempted</text:span>): <text:span text:style-name="T4">Representan el ratio de regates exitosos y regates intentados.</text:span></text:p>
        </text:list-item>
      </text:list>
      <text:h text:style-name="Heading_20_3" text:outline-level="3">Estadísticas de Pases</text:h>
      <text:list text:style-name="L4">
        <text:list-item>
          <text:p text:style-name="P17">Pases <text:span text:style-name="T4">c</text:span>ompletados <text:span text:style-name="T8">y pases </text:span><text:span text:style-name="T4">i</text:span><text:span text:style-name="T8">ntentados</text:span> (<text:span text:style-name="T3">Total_Passes_Completed</text:span> <text:span text:style-name="T8">y </text:span><text:span text:style-name="T9">Total_Passes_Attempted</text:span>): <text:span text:style-name="T8">Ratio de pases intentados frente a pases completados</text:span></text:p>
        </text:list-item>
        <text:list-item>
          <text:p text:style-name="P17">Pases <text:span text:style-name="T4">c</text:span>lave <text:span text:style-name="T8">y pases al área de </text:span><text:span text:style-name="T4">p</text:span><text:span text:style-name="T8">enalti</text:span> (<text:span text:style-name="T3">Key_Passes</text:span> <text:span text:style-name="T8">y </text:span><text:span text:style-name="T9">Passes_into_Penalty_Area</text:span>): Destacan la creatividad en la generación de juego.</text:p>
        </text:list-item>
      </text:list>
      <text:h text:style-name="Heading_20_3" text:outline-level="3">Estadísticas Defensivas</text:h>
      <text:list text:style-name="L5">
        <text:list-item>
          <text:p text:style-name="P18">Entradas, <text:span text:style-name="T8">i</text:span>ntercepciones <text:span text:style-name="T8">y bloqueos</text:span> (<text:span text:style-name="T3">Tackles</text:span>, <text:span text:style-name="T3">Interceptions</text:span> <text:span text:style-name="T8">y </text:span><text:span text:style-name="T9">Blocks</text:span>): Miden contribuciones defensivas.</text:p>
        </text:list-item>
        <text:list-item>
          <text:p text:style-name="P19">Recuperación de <text:span text:style-name="T8">b</text:span>alón (<text:span text:style-name="T3">Ball_Recovery</text:span>): Refleja la capacidad para recuperar la posesión.</text:p>
        </text:list-item>
        <text:list-item>
          <text:p text:style-name="P19">Duelos <text:span text:style-name="T8">a</text:span>éreos <text:span text:style-name="T8">g</text:span>anados y <text:span text:style-name="T8">p</text:span>erdidos (<text:span text:style-name="T3">Aerial_Duels_Won</text:span> <text:span text:style-name="T8">y</text:span> <text:span text:style-name="T3">Aerial_Duels_Lost</text:span>): Evalúan la eficacia en los desafíos aéreos.</text:p>
        </text:list-item>
      </text:list>
      <text:h text:style-name="P20" text:outline-level="1">Carga de datos</text:h>
      <text:p text:style-name="P21">En este apartado se describe el proceso de carga de la carga del dataset a MongoDB utilizando Python.</text:p>
      <text:h text:style-name="P22" text:outline-level="2">Creación de colecciones</text:h>
      <text:p text:style-name="P21">El primer paso es conectarse a la base de datos y crear la colección. Además. Elminimaremos cualquier dato anterior en la colección.</text:p>
      <text:p text:style-name="P23"># Connect to MongoDB<text:span text:style-name="T10"/></text:p>
      <text:p text:style-name="P24"><text:span text:style-name="T11">client </text:span><text:span text:style-name="T12">=</text:span><text:span text:style-name="T11"> pymongo</text:span><text:span text:style-name="T12">.</text:span><text:span text:style-name="T11">MongoClient(</text:span><text:span text:style-name="T13">'mongodb://root:root@localhost:27017/'</text:span><text:span text:style-name="T11">)</text:span></text:p>
      <text:p text:style-name="P24"><text:span text:style-name="T11">db </text:span><text:span text:style-name="T12">=</text:span><text:span text:style-name="T11"> client[</text:span><text:span text:style-name="T13">'football-female'</text:span><text:span text:style-name="T11">]</text:span></text:p>
      <text:p text:style-name="P24"><text:span text:style-name="T11">collection </text:span><text:span text:style-name="T12">=</text:span><text:span text:style-name="T11"> db[</text:span><text:span text:style-name="T13">'players'</text:span><text:span text:style-name="T11">]</text:span></text:p>
      <text:p text:style-name="P25"/>
      <text:p text:style-name="P23"># Drop collection<text:span text:style-name="T10"/></text:p>
      <text:p text:style-name="P24"><text:span text:style-name="T11">collection</text:span><text:span text:style-name="T12">.</text:span><text:span text:style-name="T11">drop()</text:span></text:p>
      <text:p text:style-name="P21"/>
      <text:p text:style-name="P21"><text:soft-page-break/>En el código, primero nos conectamos a la base de datos con el usuario y contrasña <text:span text:style-name="T14">root</text:span>. Después, accedemos a la base de datos <text:span text:style-name="T14">f</text:span><text:span text:style-name="T15">ootball-female</text:span> y dentro a la colección <text:span text:style-name="T15">players</text:span>. Finalmente, descartamos cualquier dato que había anteriormente en la colección.</text:p>
      <text:h text:style-name="P22" text:outline-level="2">Inserción de datos</text:h>
      <text:p text:style-name="P26">Para insertar los datos del dataset en la base de datos, es necesario cargar los datos desde el archivo CSV. Despues, se filtran los datos interesantes y se crean documentos de MongoDB.</text:p>
      <text:p text:style-name="P24"><text:span text:style-name="T16">def</text:span><text:span text:style-name="T11"> </text:span><text:span text:style-name="T17">create_document</text:span><text:span text:style-name="T11">(record):</text:span></text:p>
      <text:p text:style-name="P24"><text:span text:style-name="T11"><text:s text:c="4"/></text:span><text:span text:style-name="T16">return</text:span><text:span text:style-name="T11"> {</text:span></text:p>
      <text:p text:style-name="P24"><text:span text:style-name="T11"><text:s text:c="8"/></text:span><text:span text:style-name="T13">"Player"</text:span><text:span text:style-name="T11">: record[</text:span><text:span text:style-name="T13">"Player"</text:span><text:span text:style-name="T11">],</text:span></text:p>
      <text:p text:style-name="P24"><text:span text:style-name="T11"><text:s text:c="8"/></text:span><text:span text:style-name="T13">"Nation"</text:span><text:span text:style-name="T11">: record[</text:span><text:span text:style-name="T13">"Nation"</text:span><text:span text:style-name="T11">],</text:span></text:p>
      <text:p text:style-name="P24"><text:span text:style-name="T11"><text:s text:c="8"/></text:span><text:span text:style-name="T13">"Position"</text:span><text:span text:style-name="T11">: record[</text:span><text:span text:style-name="T13">"Pos"</text:span><text:span text:style-name="T11">],</text:span></text:p>
      <text:p text:style-name="P24"><text:span text:style-name="T11"><text:s text:c="8"/></text:span><text:span text:style-name="T13">"Squad"</text:span><text:span text:style-name="T11">: record[</text:span><text:span text:style-name="T13">"Squad"</text:span><text:span text:style-name="T11">],</text:span></text:p>
      <text:p text:style-name="P24"><text:span text:style-name="T11"><text:s text:c="8"/></text:span><text:span text:style-name="T13">"Age"</text:span><text:span text:style-name="T11">: record[</text:span><text:span text:style-name="T13">"Age"</text:span><text:span text:style-name="T11">],</text:span></text:p>
      <text:p text:style-name="P24"><text:span text:style-name="T11"><text:s text:c="8"/></text:span><text:span text:style-name="T13">"Born"</text:span><text:span text:style-name="T11">: record[</text:span><text:span text:style-name="T13">"Born"</text:span><text:span text:style-name="T11">],</text:span></text:p>
      <text:p text:style-name="P24"><text:span text:style-name="T11"><text:s text:c="8"/></text:span><text:span text:style-name="T13">"Starting_Year"</text:span><text:span text:style-name="T11">: record[</text:span><text:span text:style-name="T13">"Start_Year"</text:span><text:span text:style-name="T11">],</text:span></text:p>
      <text:p text:style-name="P27"><text:s text:c="8"/><text:span text:style-name="T10"/></text:p>
      <text:p text:style-name="P24"><text:span text:style-name="T11"><text:s text:c="8"/></text:span><text:span text:style-name="T13">"Match_Stats"</text:span><text:span text:style-name="T11">: {</text:span></text:p>
      <text:p text:style-name="P24"><text:span text:style-name="T11"><text:s text:c="12"/></text:span><text:span text:style-name="T13">"Matches_Played"</text:span><text:span text:style-name="T11">: record[</text:span><text:span text:style-name="T13">"MP"</text:span><text:span text:style-name="T11">],</text:span></text:p>
      <text:p text:style-name="P24"><text:span text:style-name="T11"><text:s text:c="12"/></text:span><text:span text:style-name="T13">"Matches_Started"</text:span><text:span text:style-name="T11">: record[</text:span><text:span text:style-name="T13">"Starts"</text:span><text:span text:style-name="T11">],</text:span></text:p>
      <text:p text:style-name="P24"><text:span text:style-name="T11"><text:s text:c="12"/></text:span><text:span text:style-name="T13">"Minutes_Played"</text:span><text:span text:style-name="T11">: record[</text:span><text:span text:style-name="T13">"Min"</text:span><text:span text:style-name="T11">],</text:span></text:p>
      <text:p text:style-name="P24"><text:span text:style-name="T11"><text:s text:c="12"/></text:span><text:span text:style-name="T13">"Goals"</text:span><text:span text:style-name="T11">: record[</text:span><text:span text:style-name="T13">"Gls"</text:span><text:span text:style-name="T11">],</text:span></text:p>
      <text:p text:style-name="P24"><text:span text:style-name="T11"><text:s text:c="12"/></text:span><text:span text:style-name="T13">"Assists"</text:span><text:span text:style-name="T11">: record[</text:span><text:span text:style-name="T13">"Ast"</text:span><text:span text:style-name="T11">]</text:span></text:p>
      <text:p text:style-name="P27"><text:s text:c="8"/>},</text:p>
      <text:p text:style-name="P27"><text:s text:c="8"/><text:span text:style-name="T10"/></text:p>
      <text:p text:style-name="P24"><text:span text:style-name="T11"><text:s text:c="8"/></text:span><text:span text:style-name="T13">"Performance_Stats"</text:span><text:span text:style-name="T11">: {</text:span></text:p>
      <text:p text:style-name="P24"><text:span text:style-name="T11"><text:s text:c="12"/></text:span><text:span text:style-name="T13">"Expected_Goals"</text:span><text:span text:style-name="T11">: record[</text:span><text:span text:style-name="T13">"xG"</text:span><text:span text:style-name="T11">],</text:span></text:p>
      <text:p text:style-name="P24"><text:span text:style-name="T11"><text:s text:c="12"/></text:span><text:span text:style-name="T13">"Expected_Assists"</text:span><text:span text:style-name="T11">: record[</text:span><text:span text:style-name="T13">"xAG"</text:span><text:span text:style-name="T11">],</text:span></text:p>
      <text:p text:style-name="P24"><text:span text:style-name="T11"><text:s text:c="12"/></text:span><text:span text:style-name="T13">"Shots"</text:span><text:span text:style-name="T11">: record[</text:span><text:span text:style-name="T13">"Sh"</text:span><text:span text:style-name="T11">],</text:span></text:p>
      <text:p text:style-name="P24"><text:span text:style-name="T11"><text:s text:c="12"/></text:span><text:span text:style-name="T13">"Shots_on_Target"</text:span><text:span text:style-name="T11">: record[</text:span><text:span text:style-name="T13">"SoT"</text:span><text:span text:style-name="T11">],</text:span></text:p>
      <text:p text:style-name="P24"><text:span text:style-name="T11"><text:s text:c="12"/></text:span><text:span text:style-name="T13">"Dribbles_Successful"</text:span><text:span text:style-name="T11">: record[</text:span><text:span text:style-name="T13">"Dribbles_Succ"</text:span><text:span text:style-name="T11">],</text:span></text:p>
      <text:p text:style-name="P24"><text:span text:style-name="T11"><text:s text:c="12"/></text:span><text:span text:style-name="T13">"Dribbles_Attempted"</text:span><text:span text:style-name="T11">: record[</text:span><text:span text:style-name="T13">"Dribbles_Att"</text:span><text:span text:style-name="T11">]</text:span></text:p>
      <text:p text:style-name="P27"><text:s text:c="8"/>},</text:p>
      <text:p text:style-name="P27"><text:s text:c="8"/><text:span text:style-name="T10"/></text:p>
      <text:p text:style-name="P24"><text:span text:style-name="T11"><text:s text:c="8"/></text:span><text:span text:style-name="T13">"Passing_Stats"</text:span><text:span text:style-name="T11">: {</text:span></text:p>
      <text:p text:style-name="P24"><text:span text:style-name="T11"><text:s text:c="12"/></text:span><text:span text:style-name="T13">"Total_Passes_Completed"</text:span><text:span text:style-name="T11">: record[</text:span><text:span text:style-name="T13">"Total_Cmp"</text:span><text:span text:style-name="T11">],</text:span></text:p>
      <text:p text:style-name="P24"><text:span text:style-name="T11"><text:s text:c="12"/></text:span><text:span text:style-name="T13">"Total_Passes_Attempted"</text:span><text:span text:style-name="T11">: record[</text:span><text:span text:style-name="T13">"Total_Att"</text:span><text:span text:style-name="T11">],</text:span></text:p>
      <text:p text:style-name="P24"><text:span text:style-name="T11"><text:s text:c="12"/></text:span><text:span text:style-name="T13">"Key_Passes"</text:span><text:span text:style-name="T11">: record[</text:span><text:span text:style-name="T13">"KP"</text:span><text:span text:style-name="T11">],</text:span></text:p>
      <text:p text:style-name="P24"><text:span text:style-name="T11"><text:s text:c="12"/></text:span><text:span text:style-name="T13">"Passes_into_Penalty_Area"</text:span><text:span text:style-name="T11">: record[</text:span><text:span text:style-name="T13">"PPA"</text:span><text:span text:style-name="T11">]</text:span></text:p>
      <text:p text:style-name="P27"><text:s text:c="8"/>},</text:p>
      <text:p text:style-name="P27"><text:s text:c="8"/><text:span text:style-name="T10"/></text:p>
      <text:p text:style-name="P24"><text:span text:style-name="T11"><text:s text:c="8"/></text:span><text:span text:style-name="T13">"Defensive_Stats"</text:span><text:span text:style-name="T11">: {</text:span></text:p>
      <text:p text:style-name="P24"><text:span text:style-name="T11"><text:s text:c="12"/></text:span><text:span text:style-name="T13">"Tackles"</text:span><text:span text:style-name="T11">: record[</text:span><text:span text:style-name="T13">"Tackles_Tkl"</text:span><text:span text:style-name="T11">],</text:span></text:p>
      <text:p text:style-name="P24"><text:span text:style-name="T11"><text:s text:c="12"/></text:span><text:span text:style-name="T13">"Interceptions"</text:span><text:span text:style-name="T11">: record[</text:span><text:span text:style-name="T13">"Int"</text:span><text:span text:style-name="T11">],</text:span></text:p>
      <text:p text:style-name="P24"><text:span text:style-name="T11"><text:s text:c="12"/></text:span><text:span text:style-name="T13">"Blocks"</text:span><text:span text:style-name="T11">: record[</text:span><text:span text:style-name="T13">"Blocks_Blocks"</text:span><text:span text:style-name="T11">],</text:span></text:p>
      <text:p text:style-name="P24"><text:span text:style-name="T11"><text:s text:c="12"/></text:span><text:span text:style-name="T13">"Ball_Recovery"</text:span><text:span text:style-name="T11">: record[</text:span><text:span text:style-name="T13">"Recov"</text:span><text:span text:style-name="T11">],</text:span></text:p>
      <text:p text:style-name="P24"><text:span text:style-name="T11"><text:s text:c="12"/></text:span><text:span text:style-name="T13">"Aerial_Duels_Won"</text:span><text:span text:style-name="T11">: record[</text:span><text:span text:style-name="T13">"AerialDuels_Won"</text:span><text:span text:style-name="T11">],</text:span></text:p>
      <text:p text:style-name="P24"><text:span text:style-name="T11"><text:s text:c="12"/></text:span><text:span text:style-name="T13">"Aerial_Duels_Lost"</text:span><text:span text:style-name="T11">: record[</text:span><text:span text:style-name="T13">"AerialDuels_Lost"</text:span><text:span text:style-name="T11">]</text:span></text:p>
      <text:p text:style-name="P27"><text:s text:c="8"/>}</text:p>
      <text:p text:style-name="P27"><text:s text:c="4"/>}</text:p>
      <text:p text:style-name="P25"/>
      <text:p text:style-name="P23"># Load data<text:span text:style-name="T10"/></text:p>
      <text:p text:style-name="P24"><text:span text:style-name="T11">data </text:span><text:span text:style-name="T12">=</text:span><text:span text:style-name="T11"> pd</text:span><text:span text:style-name="T12">.</text:span><text:span text:style-name="T11">read_csv(</text:span><text:span text:style-name="T13">'all_players.csv'</text:span><text:span text:style-name="T11">)</text:span></text:p>
      <text:p text:style-name="P25"/>
      <text:p text:style-name="P23"># Insert data<text:span text:style-name="T10"/></text:p>
      <text:p text:style-name="P24"><text:span text:style-name="T11">documents </text:span><text:span text:style-name="T12">=</text:span><text:span text:style-name="T11"> data</text:span><text:span text:style-name="T12">.</text:span><text:span text:style-name="T11">head(</text:span><text:span text:style-name="T12">100</text:span><text:span text:style-name="T11">)</text:span><text:span text:style-name="T12">.</text:span><text:span text:style-name="T11">apply(create_document, axis</text:span><text:span text:style-name="T12">=1</text:span><text:span text:style-name="T11">)</text:span><text:span text:style-name="T12">.</text:span><text:span text:style-name="T11">to_list()</text:span></text:p>
      <text:p text:style-name="P24"><text:span text:style-name="T11">collection</text:span><text:span text:style-name="T12">.</text:span><text:span text:style-name="T11">insert_many(documents)</text:span></text:p>
      <text:p text:style-name="P26"/>
      <text:p text:style-name="P26"><text:soft-page-break/>Se utiliza Pandas para cargar los datos del archivo CSV y luego se aplica la función de crear documento sobre las 100 primeras entradas. <text:span text:style-name="T18">Finalmente, los documentos son insertados en la colección de MongoDB.</text:span></text:p>
      <text:h text:style-name="P20" text:outline-level="1">Modificación de datos</text:h>
      <text:p text:style-name="P28">Uno de los requisitos de la práctica es cambiar a mayúsculas el nombre de las jugadoras. Para hacerlo, recorremos todas las jugadoras de la colección y actualizamos su nombre.</text:p>
      <text:p text:style-name="P23"># Convert all player names to uppercase<text:span text:style-name="T10"/></text:p>
      <text:p text:style-name="P24"><text:span text:style-name="T19">@time_execution</text:span><text:span text:style-name="T11">(</text:span><text:span text:style-name="T13">'uppercase'</text:span><text:span text:style-name="T11">)</text:span></text:p>
      <text:p text:style-name="P24"><text:span text:style-name="T16">def</text:span><text:span text:style-name="T11"> </text:span><text:span text:style-name="T17">uppercase_names</text:span><text:span text:style-name="T11">():</text:span></text:p>
      <text:p text:style-name="P24"><text:span text:style-name="T11"><text:s text:c="4"/></text:span><text:span text:style-name="T16">for</text:span><text:span text:style-name="T11"> player </text:span><text:span text:style-name="T20">in</text:span><text:span text:style-name="T11"> collection</text:span><text:span text:style-name="T12">.</text:span><text:span text:style-name="T11">find():</text:span></text:p>
      <text:p text:style-name="P24"><text:span text:style-name="T11"><text:s text:c="8"/>collection</text:span><text:span text:style-name="T12">.</text:span><text:span text:style-name="T11">update_one(</text:span></text:p>
      <text:p text:style-name="P24"><text:span text:style-name="T11"><text:s text:c="12"/>{</text:span><text:span text:style-name="T13">'_id'</text:span><text:span text:style-name="T11">: player[</text:span><text:span text:style-name="T13">'_id'</text:span><text:span text:style-name="T11">]},</text:span></text:p>
      <text:p text:style-name="P24"><text:span text:style-name="T11"><text:s text:c="12"/>{</text:span><text:span text:style-name="T13">'$set'</text:span><text:span text:style-name="T11">: {</text:span><text:span text:style-name="T13">'Player'</text:span><text:span text:style-name="T11">: player[</text:span><text:span text:style-name="T13">'Player'</text:span><text:span text:style-name="T11">]</text:span><text:span text:style-name="T12">.</text:span><text:span text:style-name="T11">upper()}}</text:span></text:p>
      <text:p text:style-name="P27"><text:s text:c="8"/>)</text:p>
      <text:p text:style-name="P27">uppercase_names()</text:p>
      <text:h text:style-name="P20" text:outline-level="1">Consulta de datos</text:h>
      <text:p text:style-name="P29">Las consultas siguientes obtienen la primera jugadora que cumpla con el requisito. Si se ha encontrado un resultado, se imprime por pantalla.</text:p>
      <text:h text:style-name="P22" text:outline-level="2">Año de comienzo mayor a 2020</text:h>
      <text:p text:style-name="P23"># Get the first player with start year greater than 2020 and print to console<text:span text:style-name="T10"/></text:p>
      <text:p text:style-name="P24"><text:span text:style-name="T19">@time_execution</text:span><text:span text:style-name="T11">(</text:span><text:span text:style-name="T13">'start_year'</text:span><text:span text:style-name="T11">)</text:span></text:p>
      <text:p text:style-name="P24"><text:span text:style-name="T16">def</text:span><text:span text:style-name="T11"> </text:span><text:span text:style-name="T17">get_players_start_year</text:span><text:span text:style-name="T11">():</text:span></text:p>
      <text:p text:style-name="P24"><text:span text:style-name="T11"><text:s text:c="4"/>player </text:span><text:span text:style-name="T12">=</text:span><text:span text:style-name="T11"> collection</text:span><text:span text:style-name="T12">.</text:span><text:span text:style-name="T11">find_one({</text:span><text:span text:style-name="T13">'Starting_Year'</text:span><text:span text:style-name="T11">: {</text:span><text:span text:style-name="T13">'$gt'</text:span><text:span text:style-name="T11">: </text:span><text:span text:style-name="T12">2020</text:span><text:span text:style-name="T11">}})</text:span></text:p>
      <text:p text:style-name="P24"><text:span text:style-name="T11"><text:s text:c="4"/></text:span><text:span text:style-name="T16">if</text:span><text:span text:style-name="T11"> player:</text:span></text:p>
      <text:p text:style-name="P24"><text:span text:style-name="T11"><text:s text:c="8"/></text:span><text:span text:style-name="T21">print</text:span><text:span text:style-name="T11">(player)</text:span></text:p>
      <text:p text:style-name="P27">get_players_start_year()</text:p>
      <text:h text:style-name="P22" text:outline-level="2"><text:span text:style-name="T18">Pertenece</text:span> <text:span text:style-name="T18">a</text:span> un equipo que empieza por “Manchester”</text:h>
      <text:p text:style-name="P23"># Get the first player whose team name starts with 'Manchester' and print to console<text:span text:style-name="T10"/></text:p>
      <text:p text:style-name="P24"><text:span text:style-name="T19">@time_execution</text:span><text:span text:style-name="T11">(</text:span><text:span text:style-name="T13">'team_name'</text:span><text:span text:style-name="T11">)</text:span></text:p>
      <text:p text:style-name="P24"><text:span text:style-name="T16">def</text:span><text:span text:style-name="T11"> </text:span><text:span text:style-name="T17">get_players_team_name</text:span><text:span text:style-name="T11">():</text:span></text:p>
      <text:p text:style-name="P24"><text:span text:style-name="T11"><text:s text:c="4"/>player </text:span><text:span text:style-name="T12">=</text:span><text:span text:style-name="T11"> collection</text:span><text:span text:style-name="T12">.</text:span><text:span text:style-name="T11">find_one({</text:span><text:span text:style-name="T13">'Squad'</text:span><text:span text:style-name="T11">: {</text:span><text:span text:style-name="T13">'$regex'</text:span><text:span text:style-name="T11">: </text:span><text:span text:style-name="T13">'^Manchester'</text:span><text:span text:style-name="T11">, </text:span><text:span text:style-name="T13">'$options'</text:span><text:span text:style-name="T11">: </text:span><text:span text:style-name="T13">'i'</text:span><text:span text:style-name="T11">}})</text:span></text:p>
      <text:p text:style-name="P24"><text:span text:style-name="T11"><text:s text:c="4"/></text:span><text:span text:style-name="T16">if</text:span><text:span text:style-name="T11"> player:</text:span></text:p>
      <text:p text:style-name="P24"><text:span text:style-name="T11"><text:s text:c="8"/></text:span><text:span text:style-name="T21">print</text:span><text:span text:style-name="T11">(player)</text:span></text:p>
      <text:p text:style-name="P27">get_players_team_name()</text:p>
      <text:h text:style-name="P30" text:outline-level="2">País de una jugadora específica</text:h>
      <text:p text:style-name="P29">En esta última consulta, se imprime el país de la primera jugadora de la colección.</text:p>
      <text:p text:style-name="P23"># Get the country of the first player<text:span text:style-name="T10"/></text:p>
      <text:p text:style-name="P24"><text:span text:style-name="T19">@time_execution</text:span><text:span text:style-name="T11">(</text:span><text:span text:style-name="T13">'first_player_country'</text:span><text:span text:style-name="T11">)</text:span></text:p>
      <text:p text:style-name="P24"><text:span text:style-name="T16">def</text:span><text:span text:style-name="T11"> </text:span><text:span text:style-name="T17">get_country</text:span><text:span text:style-name="T11">():</text:span></text:p>
      <text:p text:style-name="P24"><text:span text:style-name="T11"><text:s text:c="4"/>player </text:span><text:span text:style-name="T12">=</text:span><text:span text:style-name="T11"> collection</text:span><text:span text:style-name="T12">.</text:span><text:span text:style-name="T11">find_one()</text:span></text:p>
      <text:p text:style-name="P24"><text:span text:style-name="T11"><text:s text:c="4"/></text:span><text:span text:style-name="T16">if</text:span><text:span text:style-name="T11"> player:</text:span></text:p>
      <text:p text:style-name="P24"><text:span text:style-name="T11"><text:s text:c="8"/></text:span><text:span text:style-name="T21">print</text:span><text:span text:style-name="T11">(player[</text:span><text:span text:style-name="T13">'Nation'</text:span><text:span text:style-name="T11">])</text:span></text:p>
      <text:p text:style-name="P27">get_country()</text:p>
      <text:p text:style-name="P24"/>
      <text:h text:style-name="P31" text:outline-level="1"><text:soft-page-break/>Medición de rendimiento y tiempos de consulta</text:h>
      <text:p text:style-name="P29">Todas las consultas realizadas en esta practica han llevado el decorador de <text:span text:style-name="T15">@@time_execution</text:span><text:span text:style-name="T22">. Al ejecutar las funciones que llevan ese decorador, se imprime en consola el tiempo de ejecución.</text:span></text:p>
      <text:p text:style-name="P23">#Time execution decorator<text:span text:style-name="T10"/></text:p>
      <text:p text:style-name="P24"><text:span text:style-name="T16">def</text:span><text:span text:style-name="T11"> </text:span><text:span text:style-name="T17">time_execution</text:span><text:span text:style-name="T11">(name):</text:span></text:p>
      <text:p text:style-name="P24"><text:span text:style-name="T11"><text:s text:c="4"/></text:span><text:span text:style-name="T16">def</text:span><text:span text:style-name="T11"> </text:span><text:span text:style-name="T17">wrapper</text:span><text:span text:style-name="T11">(func):</text:span></text:p>
      <text:p text:style-name="P24"><text:span text:style-name="T11"><text:s text:c="8"/></text:span><text:span text:style-name="T16">def</text:span><text:span text:style-name="T11"> </text:span><text:span text:style-name="T17">wrapped_func</text:span><text:span text:style-name="T11">(</text:span><text:span text:style-name="T12">*</text:span><text:span text:style-name="T11">args, </text:span><text:span text:style-name="T12">**</text:span><text:span text:style-name="T11">kwargs):</text:span></text:p>
      <text:p text:style-name="P24"><text:span text:style-name="T11"><text:s text:c="12"/>start </text:span><text:span text:style-name="T12">=</text:span><text:span text:style-name="T11"> time</text:span><text:span text:style-name="T12">.</text:span><text:span text:style-name="T11">time()</text:span></text:p>
      <text:p text:style-name="P24"><text:span text:style-name="T11"><text:s text:c="12"/>result </text:span><text:span text:style-name="T12">=</text:span><text:span text:style-name="T11"> func(</text:span><text:span text:style-name="T12">*</text:span><text:span text:style-name="T11">args, </text:span><text:span text:style-name="T12">**</text:span><text:span text:style-name="T11">kwargs)</text:span></text:p>
      <text:p text:style-name="P24"><text:span text:style-name="T11"><text:s text:c="12"/>end </text:span><text:span text:style-name="T12">=</text:span><text:span text:style-name="T11"> time</text:span><text:span text:style-name="T12">.</text:span><text:span text:style-name="T11">time()</text:span></text:p>
      <text:p text:style-name="P24"><text:span text:style-name="T11"><text:s text:c="12"/></text:span><text:span text:style-name="T21">print</text:span><text:span text:style-name="T11">(</text:span><text:span text:style-name="T13">f'Execution time (</text:span><text:span text:style-name="T23">{</text:span><text:span text:style-name="T11">name</text:span><text:span text:style-name="T23">}</text:span><text:span text:style-name="T13">): </text:span><text:span text:style-name="T23">{</text:span><text:span text:style-name="T11">end</text:span><text:span text:style-name="T24"> </text:span><text:span text:style-name="T12">-</text:span><text:span text:style-name="T24"> </text:span><text:span text:style-name="T11">start</text:span><text:span text:style-name="T23">}</text:span><text:span text:style-name="T13"> seconds'</text:span><text:span text:style-name="T11">)</text:span></text:p>
      <text:p text:style-name="P24"><text:span text:style-name="T11"><text:s text:c="12"/></text:span><text:span text:style-name="T16">return</text:span><text:span text:style-name="T11"> result</text:span></text:p>
      <text:p text:style-name="P24"><text:span text:style-name="T11"><text:s text:c="8"/></text:span><text:span text:style-name="T16">return</text:span><text:span text:style-name="T11"> wrapped_func</text:span></text:p>
      <text:p text:style-name="P24"><text:span text:style-name="T11"><text:s text:c="4"/></text:span><text:span text:style-name="T16">return</text:span><text:span text:style-name="T11"> wrapper</text:span></text:p>
      <text:p text:style-name="Text_20_body"/>
      <text:p text:style-name="P29">Los tiempos de ejecución de las consultas son los siguientes:</text:p>
      <table:table table:name="Tiempos" table:style-name="Tiempos" table:template-name="Default Style">
        <table:table-column table:style-name="Tiempos.A"/>
        <table:table-column table:style-name="Tiempos.B"/>
        <table:table-column table:style-name="Tiempos.C"/>
        <table:table-row table:style-name="Tiempos.1">
          <table:table-cell table:style-name="Tiempos.A1" office:value-type="string">
            <text:p text:style-name="P32">N.º</text:p>
          </table:table-cell>
          <table:table-cell table:style-name="Tiempos.A1" office:value-type="string">
            <text:p text:style-name="P33">Consulta</text:p>
          </table:table-cell>
          <table:table-cell table:style-name="Tiempos.C1" office:value-type="string">
            <text:p text:style-name="P33">Tiempo</text:p>
          </table:table-cell>
        </table:table-row>
        <table:table-row>
          <table:table-cell table:style-name="Tiempos.A2" office:value-type="string">
            <text:p text:style-name="P34">1</text:p>
          </table:table-cell>
          <table:table-cell table:style-name="Tiempos.A2" office:value-type="string">
            <text:p text:style-name="P35">Modificar nombres de jugadoras a mayúsculas</text:p>
          </table:table-cell>
          <table:table-cell table:style-name="Tiempos.C2" office:value-type="string">
            <text:p text:style-name="P36">0,09946 <text:span text:style-name="T25">s</text:span></text:p>
          </table:table-cell>
        </table:table-row>
        <table:table-row table:style-name="Tiempos.1">
          <table:table-cell table:style-name="Tiempos.A2" office:value-type="string">
            <text:p text:style-name="P34">2</text:p>
          </table:table-cell>
          <table:table-cell table:style-name="Tiempos.A2" office:value-type="string">
            <text:p text:style-name="P36">Año de comienzo mayor a 2020</text:p>
          </table:table-cell>
          <table:table-cell table:style-name="Tiempos.C2" office:value-type="string">
            <text:p text:style-name="P36">0,0010<text:span text:style-name="T25">8 s</text:span></text:p>
          </table:table-cell>
        </table:table-row>
        <table:table-row>
          <table:table-cell table:style-name="Tiempos.A2" office:value-type="string">
            <text:p text:style-name="P34">3</text:p>
          </table:table-cell>
          <table:table-cell table:style-name="Tiempos.A2" office:value-type="string">
            <text:p text:style-name="P36">Pertenece a un equipo que empieza por “Manchester”</text:p>
          </table:table-cell>
          <table:table-cell table:style-name="Tiempos.C2" office:value-type="string">
            <text:p text:style-name="P36">0,00169 <text:span text:style-name="T25">s</text:span></text:p>
          </table:table-cell>
        </table:table-row>
        <table:table-row>
          <table:table-cell table:style-name="Tiempos.A2" office:value-type="string">
            <text:p text:style-name="P34">4</text:p>
          </table:table-cell>
          <table:table-cell table:style-name="Tiempos.A2" office:value-type="string">
            <text:p text:style-name="P36">País de una jugadora específica</text:p>
          </table:table-cell>
          <table:table-cell table:style-name="Tiempos.C2" office:value-type="string">
            <text:p text:style-name="P36">0,00087 <text:span text:style-name="T25">s</text:span></text:p>
          </table:table-cell>
        </table:table-row>
      </table:table>
      <text:p text:style-name="Table">Tabla <text:sequence text:ref-name="refTable0" text:name="Table" text:formula="ooow:Table+1" style:num-format="1">1</text:sequence>: Tiempos de consultas</text:p>
      <text:p text:style-name="P37"/>
      <text:p text:style-name="P37">Se puede observar cómo la primera consulta toma mucho más tiempo que las otras. Esto puede deberse a varios factores. En primer lugar, en eta primera consulta recogemos todos los resultados que satisfacen la consulta, en vez de solamente el primero. Además, modificamos uno de los datos en todos los documentos que se han devuelto en la consulta.</text:p>
      <text:p text:style-name="P38">La razón de que la tercera consulta haya tardado más que la segunda podría ser la complejidad de la misma. Es más sencillo obtener todos los valores mayores a un valor que evaluar una expresión regular.</text:p>
      <text:p text:style-name="P38">La complejidad de la consulta también es la razón de que la última consulta haya tomado tán poco tiempo, ya que la complejidad de la misma es nula.</text:p>
      <text:h text:style-name="P39" text:outline-level="1">Código</text:h>
      <text:p text:style-name="P38"><text:span text:style-name="T26">El código se puede encontrar en </text:span><text:a xlink:type="simple" xlink:href="https://github.com/LNDF/BDNOSQL_ATBD" office:target-frame-name="_blank" xlink:show="new" text:style-name="Internet_20_link" text:visited-style-name="Visited_20_Internet_20_Link"><text:span text:style-name="T26">https://github.com/LNDF/BDNOSQL_ATBD</text:span></text:a><text:span text:style-name="T26">. Además,</text:span> continuación se proporciona el código utilizado tanto para la carga de datos como para las consultas.</text:p>
      <text:h text:style-name="P40" text:outline-level="2">Carga de datos</text:h>
      <text:p text:style-name="P24"><text:span text:style-name="T16">import</text:span><text:span text:style-name="T11"> </text:span><text:span text:style-name="T27">pandas</text:span><text:span text:style-name="T11"> </text:span><text:span text:style-name="T16">as</text:span><text:span text:style-name="T11"> </text:span><text:span text:style-name="T27">pd</text:span></text:p>
      <text:p text:style-name="P24"><text:span text:style-name="T16">import</text:span><text:span text:style-name="T11"> </text:span><text:span text:style-name="T27">pymongo</text:span></text:p>
      <text:p text:style-name="P25"/>
      <text:p text:style-name="P24"><text:span text:style-name="T16">def</text:span><text:span text:style-name="T11"> </text:span><text:span text:style-name="T17">create_document</text:span><text:span text:style-name="T11">(record):</text:span></text:p>
      <text:p text:style-name="P24"><text:span text:style-name="T11"><text:s text:c="4"/></text:span><text:span text:style-name="T16">return</text:span><text:span text:style-name="T11"> {</text:span></text:p>
      <text:p text:style-name="P24"><text:span text:style-name="T11"><text:s text:c="8"/></text:span><text:span text:style-name="T13">"Player"</text:span><text:span text:style-name="T11">: record[</text:span><text:span text:style-name="T13">"Player"</text:span><text:span text:style-name="T11">],</text:span></text:p>
      <text:p text:style-name="P24"><text:span text:style-name="T11"><text:s text:c="8"/></text:span><text:span text:style-name="T13">"Nation"</text:span><text:span text:style-name="T11">: record[</text:span><text:span text:style-name="T13">"Nation"</text:span><text:span text:style-name="T11">],</text:span></text:p>
      <text:p text:style-name="P24"><text:span text:style-name="T11"><text:s text:c="8"/></text:span><text:span text:style-name="T13">"Position"</text:span><text:span text:style-name="T11">: record[</text:span><text:span text:style-name="T13">"Pos"</text:span><text:span text:style-name="T11">],</text:span></text:p>
      <text:p text:style-name="P24"><text:span text:style-name="T11"><text:s text:c="8"/></text:span><text:span text:style-name="T13">"Squad"</text:span><text:span text:style-name="T11">: record[</text:span><text:span text:style-name="T13">"Squad"</text:span><text:span text:style-name="T11">],</text:span></text:p>
      <text:p text:style-name="P24"><text:span text:style-name="T11"><text:s text:c="8"/></text:span><text:span text:style-name="T13">"Age"</text:span><text:span text:style-name="T11">: record[</text:span><text:span text:style-name="T13">"Age"</text:span><text:span text:style-name="T11">],</text:span></text:p>
      <text:p text:style-name="P24"><text:span text:style-name="T11"><text:s text:c="8"/></text:span><text:span text:style-name="T13">"Born"</text:span><text:span text:style-name="T11">: record[</text:span><text:span text:style-name="T13">"Born"</text:span><text:span text:style-name="T11">],</text:span></text:p>
      <text:p text:style-name="P24"><text:span text:style-name="T11"><text:s text:c="8"/></text:span><text:span text:style-name="T13">"Starting_Year"</text:span><text:span text:style-name="T11">: record[</text:span><text:span text:style-name="T13">"Start_Year"</text:span><text:span text:style-name="T11">],</text:span></text:p>
      <text:p text:style-name="P27"><text:s text:c="8"/><text:span text:style-name="T10"/></text:p>
      <text:p text:style-name="P24"><text:span text:style-name="T11"><text:s text:c="8"/></text:span><text:span text:style-name="T13">"Match_Stats"</text:span><text:span text:style-name="T11">: {</text:span></text:p>
      <text:p text:style-name="P24"><text:span text:style-name="T11"><text:s text:c="12"/></text:span><text:span text:style-name="T13">"Matches_Played"</text:span><text:span text:style-name="T11">: record[</text:span><text:span text:style-name="T13">"MP"</text:span><text:span text:style-name="T11">],</text:span></text:p>
      <text:p text:style-name="P24"><text:span text:style-name="T11"><text:s text:c="12"/></text:span><text:span text:style-name="T13">"Matches_Started"</text:span><text:span text:style-name="T11">: record[</text:span><text:span text:style-name="T13">"Starts"</text:span><text:span text:style-name="T11">],</text:span></text:p>
      <text:p text:style-name="P24"><text:span text:style-name="T11"><text:s text:c="12"/></text:span><text:span text:style-name="T13">"Minutes_Played"</text:span><text:span text:style-name="T11">: record[</text:span><text:span text:style-name="T13">"Min"</text:span><text:span text:style-name="T11">],</text:span></text:p>
      <text:p text:style-name="P24"><text:span text:style-name="T11"><text:s text:c="12"/></text:span><text:span text:style-name="T13">"Goals"</text:span><text:span text:style-name="T11">: record[</text:span><text:span text:style-name="T13">"Gls"</text:span><text:span text:style-name="T11">],</text:span></text:p>
      <text:p text:style-name="P24"><text:span text:style-name="T11"><text:s text:c="12"/></text:span><text:span text:style-name="T13">"Assists"</text:span><text:span text:style-name="T11">: record[</text:span><text:span text:style-name="T13">"Ast"</text:span><text:span text:style-name="T11">]</text:span></text:p>
      <text:p text:style-name="P27"><text:s text:c="8"/>},</text:p>
      <text:p text:style-name="P27"><text:s text:c="8"/><text:span text:style-name="T10"/></text:p>
      <text:p text:style-name="P24"><text:span text:style-name="T11"><text:s text:c="8"/></text:span><text:span text:style-name="T13">"Performance_Stats"</text:span><text:span text:style-name="T11">: {</text:span></text:p>
      <text:p text:style-name="P24"><text:span text:style-name="T11"><text:s text:c="12"/></text:span><text:span text:style-name="T13">"Expected_Goals"</text:span><text:span text:style-name="T11">: record[</text:span><text:span text:style-name="T13">"xG"</text:span><text:span text:style-name="T11">],</text:span></text:p>
      <text:p text:style-name="P24"><text:span text:style-name="T11"><text:s text:c="12"/></text:span><text:span text:style-name="T13">"Expected_Assists"</text:span><text:span text:style-name="T11">: record[</text:span><text:span text:style-name="T13">"xAG"</text:span><text:span text:style-name="T11">],</text:span></text:p>
      <text:p text:style-name="P24"><text:span text:style-name="T11"><text:s text:c="12"/></text:span><text:span text:style-name="T13">"Shots"</text:span><text:span text:style-name="T11">: record[</text:span><text:span text:style-name="T13">"Sh"</text:span><text:span text:style-name="T11">],</text:span></text:p>
      <text:p text:style-name="P24"><text:span text:style-name="T11"><text:s text:c="12"/></text:span><text:span text:style-name="T13">"Shots_on_Target"</text:span><text:span text:style-name="T11">: record[</text:span><text:span text:style-name="T13">"SoT"</text:span><text:span text:style-name="T11">],</text:span></text:p>
      <text:p text:style-name="P24"><text:span text:style-name="T11"><text:s text:c="12"/></text:span><text:span text:style-name="T13">"Dribbles_Successful"</text:span><text:span text:style-name="T11">: record[</text:span><text:span text:style-name="T13">"Dribbles_Succ"</text:span><text:span text:style-name="T11">],</text:span></text:p>
      <text:p text:style-name="P24"><text:span text:style-name="T11"><text:s text:c="12"/></text:span><text:span text:style-name="T13">"Dribbles_Attempted"</text:span><text:span text:style-name="T11">: record[</text:span><text:span text:style-name="T13">"Dribbles_Att"</text:span><text:span text:style-name="T11">]</text:span></text:p>
      <text:p text:style-name="P27"><text:s text:c="8"/>},</text:p>
      <text:p text:style-name="P27"><text:s text:c="8"/><text:span text:style-name="T10"/></text:p>
      <text:p text:style-name="P24"><text:span text:style-name="T11"><text:s text:c="8"/></text:span><text:span text:style-name="T13">"Passing_Stats"</text:span><text:span text:style-name="T11">: {</text:span></text:p>
      <text:p text:style-name="P24"><text:span text:style-name="T11"><text:s text:c="12"/></text:span><text:span text:style-name="T13">"Total_Passes_Completed"</text:span><text:span text:style-name="T11">: record[</text:span><text:span text:style-name="T13">"Total_Cmp"</text:span><text:span text:style-name="T11">],</text:span></text:p>
      <text:p text:style-name="P24"><text:span text:style-name="T11"><text:s text:c="12"/></text:span><text:span text:style-name="T13">"Total_Passes_Attempted"</text:span><text:span text:style-name="T11">: record[</text:span><text:span text:style-name="T13">"Total_Att"</text:span><text:span text:style-name="T11">],</text:span></text:p>
      <text:p text:style-name="P24"><text:span text:style-name="T11"><text:s text:c="12"/></text:span><text:span text:style-name="T13">"Key_Passes"</text:span><text:span text:style-name="T11">: record[</text:span><text:span text:style-name="T13">"KP"</text:span><text:span text:style-name="T11">],</text:span></text:p>
      <text:p text:style-name="P24"><text:span text:style-name="T11"><text:s text:c="12"/></text:span><text:span text:style-name="T13">"Passes_into_Penalty_Area"</text:span><text:span text:style-name="T11">: record[</text:span><text:span text:style-name="T13">"PPA"</text:span><text:span text:style-name="T11">]</text:span></text:p>
      <text:p text:style-name="P27"><text:s text:c="8"/>},</text:p>
      <text:p text:style-name="P27"><text:s text:c="8"/><text:span text:style-name="T10"/></text:p>
      <text:p text:style-name="P24"><text:span text:style-name="T11"><text:s text:c="8"/></text:span><text:span text:style-name="T13">"Defensive_Stats"</text:span><text:span text:style-name="T11">: {</text:span></text:p>
      <text:p text:style-name="P24"><text:span text:style-name="T11"><text:s text:c="12"/></text:span><text:span text:style-name="T13">"Tackles"</text:span><text:span text:style-name="T11">: record[</text:span><text:span text:style-name="T13">"Tackles_Tkl"</text:span><text:span text:style-name="T11">],</text:span></text:p>
      <text:p text:style-name="P24"><text:span text:style-name="T11"><text:s text:c="12"/></text:span><text:span text:style-name="T13">"Interceptions"</text:span><text:span text:style-name="T11">: record[</text:span><text:span text:style-name="T13">"Int"</text:span><text:span text:style-name="T11">],</text:span></text:p>
      <text:p text:style-name="P24"><text:span text:style-name="T11"><text:s text:c="12"/></text:span><text:span text:style-name="T13">"Blocks"</text:span><text:span text:style-name="T11">: record[</text:span><text:span text:style-name="T13">"Blocks_Blocks"</text:span><text:span text:style-name="T11">],</text:span></text:p>
      <text:p text:style-name="P24"><text:span text:style-name="T11"><text:s text:c="12"/></text:span><text:span text:style-name="T13">"Ball_Recovery"</text:span><text:span text:style-name="T11">: record[</text:span><text:span text:style-name="T13">"Recov"</text:span><text:span text:style-name="T11">],</text:span></text:p>
      <text:p text:style-name="P24"><text:span text:style-name="T11"><text:s text:c="12"/></text:span><text:span text:style-name="T13">"Aerial_Duels_Won"</text:span><text:span text:style-name="T11">: record[</text:span><text:span text:style-name="T13">"AerialDuels_Won"</text:span><text:span text:style-name="T11">],</text:span></text:p>
      <text:p text:style-name="P24"><text:span text:style-name="T11"><text:s text:c="12"/></text:span><text:span text:style-name="T13">"Aerial_Duels_Lost"</text:span><text:span text:style-name="T11">: record[</text:span><text:span text:style-name="T13">"AerialDuels_Lost"</text:span><text:span text:style-name="T11">]</text:span></text:p>
      <text:p text:style-name="P27"><text:s text:c="8"/>}</text:p>
      <text:p text:style-name="P27"><text:s text:c="4"/>}</text:p>
      <text:p text:style-name="P25"/>
      <text:p text:style-name="P23"># Load data<text:span text:style-name="T10"/></text:p>
      <text:p text:style-name="P24"><text:span text:style-name="T11">data </text:span><text:span text:style-name="T12">=</text:span><text:span text:style-name="T11"> pd</text:span><text:span text:style-name="T12">.</text:span><text:span text:style-name="T11">read_csv(</text:span><text:span text:style-name="T13">'all_players.csv'</text:span><text:span text:style-name="T11">)</text:span></text:p>
      <text:p text:style-name="P25"/>
      <text:p text:style-name="P23"># Connect to MongoDB<text:span text:style-name="T10"/></text:p>
      <text:p text:style-name="P24"><text:span text:style-name="T11">client </text:span><text:span text:style-name="T12">=</text:span><text:span text:style-name="T11"> pymongo</text:span><text:span text:style-name="T12">.</text:span><text:span text:style-name="T11">MongoClient(</text:span><text:span text:style-name="T13">'mongodb://root:root@localhost:27017/'</text:span><text:span text:style-name="T11">)</text:span></text:p>
      <text:p text:style-name="P24"><text:span text:style-name="T11">db </text:span><text:span text:style-name="T12">=</text:span><text:span text:style-name="T11"> client[</text:span><text:span text:style-name="T13">'football-female'</text:span><text:span text:style-name="T11">]</text:span></text:p>
      <text:p text:style-name="P24"><text:span text:style-name="T11">collection </text:span><text:span text:style-name="T12">=</text:span><text:span text:style-name="T11"> db[</text:span><text:span text:style-name="T13">'players'</text:span><text:span text:style-name="T11">]</text:span></text:p>
      <text:p text:style-name="P25"/>
      <text:p text:style-name="P23"># Drop collection<text:span text:style-name="T10"/></text:p>
      <text:p text:style-name="P24"><text:span text:style-name="T11">collection</text:span><text:span text:style-name="T12">.</text:span><text:span text:style-name="T11">drop()</text:span></text:p>
      <text:p text:style-name="P25"/>
      <text:p text:style-name="P23"># Insert data<text:span text:style-name="T10"/></text:p>
      <text:p text:style-name="P24"><text:span text:style-name="T11">documents </text:span><text:span text:style-name="T12">=</text:span><text:span text:style-name="T11"> data</text:span><text:span text:style-name="T12">.</text:span><text:span text:style-name="T11">head(</text:span><text:span text:style-name="T12">100</text:span><text:span text:style-name="T11">)</text:span><text:span text:style-name="T12">.</text:span><text:span text:style-name="T11">apply(create_document, axis</text:span><text:span text:style-name="T12">=1</text:span><text:span text:style-name="T11">)</text:span><text:span text:style-name="T12">.</text:span><text:span text:style-name="T11">to_list()</text:span></text:p>
      <text:p text:style-name="P24"><text:span text:style-name="T11">collection</text:span><text:span text:style-name="T12">.</text:span><text:span text:style-name="T11">insert_many(documents)</text:span></text:p>
      <text:h text:style-name="P41" text:outline-level="2"><text:soft-page-break/><text:span text:style-name="T28">Consultas</text:span></text:h>
      <text:p text:style-name="P24"><text:span text:style-name="T16">import</text:span><text:span text:style-name="T11"> </text:span><text:span text:style-name="T27">pymongo</text:span></text:p>
      <text:p text:style-name="P24"><text:span text:style-name="T16">import</text:span><text:span text:style-name="T11"> </text:span><text:span text:style-name="T27">time</text:span></text:p>
      <text:p text:style-name="P25"/>
      <text:p text:style-name="P24"><text:span text:style-name="T16">def</text:span><text:span text:style-name="T11"> </text:span><text:span text:style-name="T17">time_execution</text:span><text:span text:style-name="T11">(name):</text:span></text:p>
      <text:p text:style-name="P24"><text:span text:style-name="T11"><text:s text:c="4"/></text:span><text:span text:style-name="T16">def</text:span><text:span text:style-name="T11"> </text:span><text:span text:style-name="T17">wrapper</text:span><text:span text:style-name="T11">(func):</text:span></text:p>
      <text:p text:style-name="P24"><text:span text:style-name="T11"><text:s text:c="8"/></text:span><text:span text:style-name="T16">def</text:span><text:span text:style-name="T11"> </text:span><text:span text:style-name="T17">wrapped_func</text:span><text:span text:style-name="T11">(</text:span><text:span text:style-name="T12">*</text:span><text:span text:style-name="T11">args, </text:span><text:span text:style-name="T12">**</text:span><text:span text:style-name="T11">kwargs):</text:span></text:p>
      <text:p text:style-name="P24"><text:span text:style-name="T11"><text:s text:c="12"/>start </text:span><text:span text:style-name="T12">=</text:span><text:span text:style-name="T11"> time</text:span><text:span text:style-name="T12">.</text:span><text:span text:style-name="T11">time()</text:span></text:p>
      <text:p text:style-name="P24"><text:span text:style-name="T11"><text:s text:c="12"/>result </text:span><text:span text:style-name="T12">=</text:span><text:span text:style-name="T11"> func(</text:span><text:span text:style-name="T12">*</text:span><text:span text:style-name="T11">args, </text:span><text:span text:style-name="T12">**</text:span><text:span text:style-name="T11">kwargs)</text:span></text:p>
      <text:p text:style-name="P24"><text:span text:style-name="T11"><text:s text:c="12"/>end </text:span><text:span text:style-name="T12">=</text:span><text:span text:style-name="T11"> time</text:span><text:span text:style-name="T12">.</text:span><text:span text:style-name="T11">time()</text:span></text:p>
      <text:p text:style-name="P24"><text:span text:style-name="T11"><text:s text:c="12"/></text:span><text:span text:style-name="T21">print</text:span><text:span text:style-name="T11">(</text:span><text:span text:style-name="T13">f'Execution time (</text:span><text:span text:style-name="T23">{</text:span><text:span text:style-name="T11">name</text:span><text:span text:style-name="T23">}</text:span><text:span text:style-name="T13">): </text:span><text:span text:style-name="T23">{</text:span><text:span text:style-name="T11">end</text:span><text:span text:style-name="T24"> </text:span><text:span text:style-name="T12">-</text:span><text:span text:style-name="T24"> </text:span><text:span text:style-name="T11">start</text:span><text:span text:style-name="T23">}</text:span><text:span text:style-name="T13"> seconds'</text:span><text:span text:style-name="T11">)</text:span></text:p>
      <text:p text:style-name="P24"><text:span text:style-name="T11"><text:s text:c="12"/></text:span><text:span text:style-name="T16">return</text:span><text:span text:style-name="T11"> result</text:span></text:p>
      <text:p text:style-name="P24"><text:span text:style-name="T11"><text:s text:c="8"/></text:span><text:span text:style-name="T16">return</text:span><text:span text:style-name="T11"> wrapped_func</text:span></text:p>
      <text:p text:style-name="P24"><text:span text:style-name="T11"><text:s text:c="4"/></text:span><text:span text:style-name="T16">return</text:span><text:span text:style-name="T11"> wrapper</text:span></text:p>
      <text:p text:style-name="P25"/>
      <text:p text:style-name="P23"># Connect to MongoDB<text:span text:style-name="T10"/></text:p>
      <text:p text:style-name="P24"><text:span text:style-name="T11">client </text:span><text:span text:style-name="T12">=</text:span><text:span text:style-name="T11"> pymongo</text:span><text:span text:style-name="T12">.</text:span><text:span text:style-name="T11">MongoClient(</text:span><text:span text:style-name="T13">'mongodb://root:root@localhost:27017/'</text:span><text:span text:style-name="T11">)</text:span></text:p>
      <text:p text:style-name="P24"><text:span text:style-name="T11">db </text:span><text:span text:style-name="T12">=</text:span><text:span text:style-name="T11"> client[</text:span><text:span text:style-name="T13">'football-female'</text:span><text:span text:style-name="T11">]</text:span></text:p>
      <text:p text:style-name="P24"><text:span text:style-name="T11">collection </text:span><text:span text:style-name="T12">=</text:span><text:span text:style-name="T11"> db[</text:span><text:span text:style-name="T13">'players'</text:span><text:span text:style-name="T11">]</text:span></text:p>
      <text:p text:style-name="P25"/>
      <text:p text:style-name="P23"># Convert all player names to uppercase<text:span text:style-name="T10"/></text:p>
      <text:p text:style-name="P24"><text:span text:style-name="T19">@time_execution</text:span><text:span text:style-name="T11">(</text:span><text:span text:style-name="T13">'uppercase'</text:span><text:span text:style-name="T11">)</text:span></text:p>
      <text:p text:style-name="P24"><text:span text:style-name="T16">def</text:span><text:span text:style-name="T11"> </text:span><text:span text:style-name="T17">uppercase_names</text:span><text:span text:style-name="T11">():</text:span></text:p>
      <text:p text:style-name="P24"><text:span text:style-name="T11"><text:s text:c="4"/></text:span><text:span text:style-name="T16">for</text:span><text:span text:style-name="T11"> player </text:span><text:span text:style-name="T20">in</text:span><text:span text:style-name="T11"> collection</text:span><text:span text:style-name="T12">.</text:span><text:span text:style-name="T11">find():</text:span></text:p>
      <text:p text:style-name="P24"><text:span text:style-name="T11"><text:s text:c="8"/>collection</text:span><text:span text:style-name="T12">.</text:span><text:span text:style-name="T11">update_one(</text:span></text:p>
      <text:p text:style-name="P24"><text:span text:style-name="T11"><text:s text:c="12"/>{</text:span><text:span text:style-name="T13">'_id'</text:span><text:span text:style-name="T11">: player[</text:span><text:span text:style-name="T13">'_id'</text:span><text:span text:style-name="T11">]},</text:span></text:p>
      <text:p text:style-name="P24"><text:span text:style-name="T11"><text:s text:c="12"/>{</text:span><text:span text:style-name="T13">'$set'</text:span><text:span text:style-name="T11">: {</text:span><text:span text:style-name="T13">'Player'</text:span><text:span text:style-name="T11">: player[</text:span><text:span text:style-name="T13">'Player'</text:span><text:span text:style-name="T11">]</text:span><text:span text:style-name="T12">.</text:span><text:span text:style-name="T11">upper()}}</text:span></text:p>
      <text:p text:style-name="P27"><text:s text:c="8"/>)</text:p>
      <text:p text:style-name="P27">uppercase_names()</text:p>
      <text:p text:style-name="P25"/>
      <text:p text:style-name="P23"># Get the first player with start year greater than 2020 and print to console<text:span text:style-name="T10"/></text:p>
      <text:p text:style-name="P24"><text:span text:style-name="T19">@time_execution</text:span><text:span text:style-name="T11">(</text:span><text:span text:style-name="T13">'start_year'</text:span><text:span text:style-name="T11">)</text:span></text:p>
      <text:p text:style-name="P24"><text:span text:style-name="T16">def</text:span><text:span text:style-name="T11"> </text:span><text:span text:style-name="T17">get_players_start_year</text:span><text:span text:style-name="T11">():</text:span></text:p>
      <text:p text:style-name="P24"><text:span text:style-name="T11"><text:s text:c="4"/>player </text:span><text:span text:style-name="T12">=</text:span><text:span text:style-name="T11"> collection</text:span><text:span text:style-name="T12">.</text:span><text:span text:style-name="T11">find_one({</text:span><text:span text:style-name="T13">'Starting_Year'</text:span><text:span text:style-name="T11">: {</text:span><text:span text:style-name="T13">'$gt'</text:span><text:span text:style-name="T11">: </text:span><text:span text:style-name="T12">2020</text:span><text:span text:style-name="T11">}})</text:span></text:p>
      <text:p text:style-name="P24"><text:span text:style-name="T11"><text:s text:c="4"/></text:span><text:span text:style-name="T16">if</text:span><text:span text:style-name="T11"> player:</text:span></text:p>
      <text:p text:style-name="P24"><text:span text:style-name="T11"><text:s text:c="8"/></text:span><text:span text:style-name="T21">print</text:span><text:span text:style-name="T11">(player)</text:span></text:p>
      <text:p text:style-name="P27">get_players_start_year()</text:p>
      <text:p text:style-name="P25"/>
      <text:p text:style-name="P23"># Get the first player whose team name starts with 'Manchester' and print to console<text:span text:style-name="T10"/></text:p>
      <text:p text:style-name="P24"><text:span text:style-name="T19">@time_execution</text:span><text:span text:style-name="T11">(</text:span><text:span text:style-name="T13">'team_name'</text:span><text:span text:style-name="T11">)</text:span></text:p>
      <text:p text:style-name="P24"><text:span text:style-name="T16">def</text:span><text:span text:style-name="T11"> </text:span><text:span text:style-name="T17">get_players_team_name</text:span><text:span text:style-name="T11">():</text:span></text:p>
      <text:p text:style-name="P24"><text:span text:style-name="T11"><text:s text:c="4"/>player </text:span><text:span text:style-name="T12">=</text:span><text:span text:style-name="T11"> collection</text:span><text:span text:style-name="T12">.</text:span><text:span text:style-name="T11">find_one({</text:span><text:span text:style-name="T13">'Squad'</text:span><text:span text:style-name="T11">: {</text:span><text:span text:style-name="T13">'$regex'</text:span><text:span text:style-name="T11">: </text:span><text:span text:style-name="T13">'^Manchester'</text:span><text:span text:style-name="T11">, </text:span><text:span text:style-name="T13">'$options'</text:span><text:span text:style-name="T11">: </text:span><text:span text:style-name="T13">'i'</text:span><text:span text:style-name="T11">}})</text:span></text:p>
      <text:p text:style-name="P24"><text:span text:style-name="T11"><text:s text:c="4"/></text:span><text:span text:style-name="T16">if</text:span><text:span text:style-name="T11"> player:</text:span></text:p>
      <text:p text:style-name="P24"><text:span text:style-name="T11"><text:s text:c="8"/></text:span><text:span text:style-name="T21">print</text:span><text:span text:style-name="T11">(player)</text:span></text:p>
      <text:p text:style-name="P27">get_players_team_name()</text:p>
      <text:p text:style-name="P25"/>
      <text:p text:style-name="P25"/>
      <text:p text:style-name="P23"># Get the country of the first player<text:span text:style-name="T10"/></text:p>
      <text:p text:style-name="P24"><text:span text:style-name="T19">@time_execution</text:span><text:span text:style-name="T11">(</text:span><text:span text:style-name="T13">'first_player_country'</text:span><text:span text:style-name="T11">)</text:span></text:p>
      <text:p text:style-name="P24"><text:span text:style-name="T16">def</text:span><text:span text:style-name="T11"> </text:span><text:span text:style-name="T17">get_country</text:span><text:span text:style-name="T11">():</text:span></text:p>
      <text:p text:style-name="P24"><text:span text:style-name="T11"><text:s text:c="4"/>player </text:span><text:span text:style-name="T12">=</text:span><text:span text:style-name="T11"> collection</text:span><text:span text:style-name="T12">.</text:span><text:span text:style-name="T11">find_one()</text:span></text:p>
      <text:p text:style-name="P24"><text:span text:style-name="T11"><text:s text:c="4"/></text:span><text:span text:style-name="T16">if</text:span><text:span text:style-name="T11"> player:</text:span></text:p>
      <text:p text:style-name="P24"><text:span text:style-name="T11"><text:s text:c="8"/></text:span><text:span text:style-name="T21">print</text:span><text:span text:style-name="T11">(player[</text:span><text:span text:style-name="T13">'Nation'</text:span><text:span text:style-name="T11">])</text:span></text:p>
      <text:p text:style-name="P27">get_count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Code Pro" svg:font-family="'Source Code Pro'" style:font-adornments="Normal" style:font-pitch="fixed"/>
    <style:font-face style:name="Source Code Pro Light" svg:font-family="'Source Code Pro Light'" style:font-pitch="fixed"/>
    <style:font-face style:name="Source Code Pro Light1" svg:font-family="'Source Code Pro Light'" style:font-adornments="Regular"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1" fo:font-family="Calibri" style:font-style-name="Normal"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Python" style:family="paragraph" style:parent-style-name="Standard">
      <style:paragraph-properties>
        <style:tab-stops/>
      </style:paragraph-properties>
      <style:text-properties style:font-name="Source Code Pro" fo:font-family="'Source Code Pro'" style:font-style-name="Normal" style:font-pitch="fixed" fo:font-size="9pt" fo:language="zxx" fo:country="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text-align="center" style:justify-single-word="false" style:page-number="auto"/>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6T20:58:51.056984992</meta:creation-date>
    <dc:date>2024-12-01T14:38:39.714969234</dc:date>
    <meta:editing-duration>PT10M5S</meta:editing-duration>
    <meta:editing-cycles>5</meta:editing-cycles>
    <meta:generator>LibreOffice/24.8.3.2$Linux_X86_64 LibreOffice_project/480$Build-2</meta:generator>
    <meta:document-statistic meta:table-count="1" meta:image-count="0" meta:object-count="0" meta:page-count="8" meta:paragraph-count="276" meta:word-count="1818" meta:character-count="15077" meta:non-whitespace-character-count="12367"/>
  </office:meta>
</office:document-meta>
</file>